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02050"/>
    </style:style>
    <style:style style:name="P2" style:family="paragraph" style:parent-style-name="Text_20_body">
      <style:text-properties fo:font-size="14pt" style:text-underline-style="none" fo:font-weight="bold" officeooo:rsid="00102050" officeooo:paragraph-rsid="00102050" style:font-size-asian="14pt" style:font-weight-asian="bold" style:font-size-complex="14pt" style:font-weight-complex="bold"/>
    </style:style>
    <style:style style:name="P3" style:family="paragraph" style:parent-style-name="Text_20_body">
      <style:text-properties fo:font-size="14pt" style:text-underline-style="none" fo:font-weight="bold" officeooo:rsid="00102050" officeooo:paragraph-rsid="0014706a" style:font-size-asian="14pt" style:font-weight-asian="bold" style:font-size-complex="14pt" style:font-weight-complex="bold"/>
    </style:style>
    <style:style style:name="P4" style:family="paragraph" style:parent-style-name="Text_20_body">
      <style:text-properties fo:font-size="14pt" style:text-underline-style="none" fo:font-weight="bold" officeooo:rsid="00102050" officeooo:paragraph-rsid="00164b45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size="14pt" style:text-underline-style="none" fo:font-weight="bold" officeooo:rsid="00102050" officeooo:paragraph-rsid="00184b39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4pt" style:text-underline-style="none" fo:font-weight="bold" officeooo:rsid="00137529" officeooo:paragraph-rsid="00137529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size="14pt" style:text-underline-style="none" fo:font-weight="bold" officeooo:rsid="00184b39" officeooo:paragraph-rsid="00184b39" style:font-size-asian="14pt" style:font-weight-asian="bold" style:font-size-complex="14pt" style:font-weight-complex="bold"/>
    </style:style>
    <style:style style:name="P8" style:family="paragraph" style:parent-style-name="Text_20_body">
      <style:text-properties fo:font-size="14pt" style:text-underline-style="none" fo:font-weight="normal" officeooo:rsid="00102050" officeooo:paragraph-rsid="00102050" style:font-size-asian="14pt" style:font-weight-asian="normal" style:font-size-complex="14pt" style:font-weight-complex="normal"/>
    </style:style>
    <style:style style:name="P9" style:family="paragraph" style:parent-style-name="Text_20_body">
      <style:text-properties fo:font-size="14pt" style:text-underline-style="none" fo:font-weight="normal" officeooo:rsid="00102050" officeooo:paragraph-rsid="00137529" style:font-size-asian="14pt" style:font-weight-asian="normal" style:font-size-complex="14pt" style:font-weight-complex="normal"/>
    </style:style>
    <style:style style:name="P10" style:family="paragraph" style:parent-style-name="Text_20_body">
      <style:text-properties fo:font-size="14pt" style:text-underline-style="none" fo:font-weight="normal" officeooo:rsid="00102050" officeooo:paragraph-rsid="0014706a" style:font-size-asian="14pt" style:font-weight-asian="normal" style:font-size-complex="14pt" style:font-weight-complex="normal"/>
    </style:style>
    <style:style style:name="P11" style:family="paragraph" style:parent-style-name="Text_20_body">
      <style:text-properties fo:font-size="14pt" style:text-underline-style="none" fo:font-weight="normal" officeooo:rsid="0011e535" officeooo:paragraph-rsid="0011e535" style:font-size-asian="14pt" style:font-weight-asian="normal" style:font-size-complex="14pt" style:font-weight-complex="normal"/>
    </style:style>
    <style:style style:name="P12" style:family="paragraph" style:parent-style-name="Text_20_body">
      <style:text-properties fo:font-size="14pt" style:text-underline-style="none" fo:font-weight="normal" officeooo:rsid="0011e535" officeooo:paragraph-rsid="0014706a" style:font-size-asian="14pt" style:font-weight-asian="normal" style:font-size-complex="14pt" style:font-weight-complex="normal"/>
    </style:style>
    <style:style style:name="P13" style:family="paragraph" style:parent-style-name="Text_20_body">
      <style:text-properties fo:font-size="14pt" style:text-underline-style="none" fo:font-weight="normal" officeooo:rsid="0011e535" officeooo:paragraph-rsid="00184b39" style:font-size-asian="14pt" style:font-weight-asian="normal" style:font-size-complex="14pt" style:font-weight-complex="normal"/>
    </style:style>
    <style:style style:name="P14" style:family="paragraph" style:parent-style-name="Text_20_body">
      <style:text-properties fo:font-size="14pt" style:text-underline-style="none" fo:font-weight="normal" officeooo:rsid="00137529" officeooo:paragraph-rsid="00137529" style:font-size-asian="14pt" style:font-weight-asian="normal" style:font-size-complex="14pt" style:font-weight-complex="normal"/>
    </style:style>
    <style:style style:name="P15" style:family="paragraph" style:parent-style-name="Text_20_body">
      <style:text-properties fo:font-size="14pt" style:text-underline-style="none" fo:font-weight="normal" officeooo:rsid="00137529" officeooo:paragraph-rsid="0014706a" style:font-size-asian="14pt" style:font-weight-asian="normal" style:font-size-complex="14pt" style:font-weight-complex="normal"/>
    </style:style>
    <style:style style:name="P16" style:family="paragraph" style:parent-style-name="Text_20_body">
      <style:text-properties fo:font-size="14pt" style:text-underline-style="none" fo:font-weight="normal" officeooo:rsid="00137529" officeooo:paragraph-rsid="00164b45" style:font-size-asian="14pt" style:font-weight-asian="normal" style:font-size-complex="14pt" style:font-weight-complex="normal"/>
    </style:style>
    <style:style style:name="P17" style:family="paragraph" style:parent-style-name="Text_20_body">
      <style:text-properties fo:font-size="14pt" style:text-underline-style="solid" style:text-underline-width="auto" style:text-underline-color="font-color" fo:font-weight="bold" officeooo:rsid="00102050" officeooo:paragraph-rsid="00102050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style:text-underline-style="solid" style:text-underline-width="auto" style:text-underline-color="font-color" fo:font-weight="bold" officeooo:rsid="00102050" officeooo:paragraph-rsid="00164b45" style:font-size-asian="14pt" style:font-weight-asian="bold" style:font-size-complex="14pt" style:font-weight-complex="bold"/>
    </style:style>
    <style:style style:name="P19" style:family="paragraph" style:parent-style-name="Heading_20_1">
      <style:text-properties style:text-underline-style="solid" style:text-underline-width="auto" style:text-underline-color="font-color" officeooo:rsid="00102050" officeooo:paragraph-rsid="00102050"/>
    </style:style>
    <style:style style:name="T1" style:family="text">
      <style:text-properties style:text-underline-style="solid" style:text-underline-width="auto" style:text-underline-color="font-color" officeooo:rsid="0010205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e535" style:font-weight-asian="normal" style:font-weight-complex="normal"/>
    </style:style>
    <style:style style:name="T4" style:family="text">
      <style:text-properties fo:font-weight="normal" officeooo:rsid="00137529" style:font-weight-asian="normal" style:font-weight-complex="normal"/>
    </style:style>
    <style:style style:name="T5" style:family="text">
      <style:text-properties fo:font-weight="normal" officeooo:rsid="00164b45" style:font-weight-asian="normal" style:font-weight-complex="normal"/>
    </style:style>
    <style:style style:name="T6" style:family="text">
      <style:text-properties fo:font-weight="normal" officeooo:rsid="00184b39" style:font-weight-asian="normal" style:font-weight-complex="normal"/>
    </style:style>
    <style:style style:name="T7" style:family="text">
      <style:text-properties fo:font-weight="normal" officeooo:rsid="001e901d" style:font-weight-asian="normal" style:font-weight-complex="normal"/>
    </style:style>
    <style:style style:name="T8" style:family="text">
      <style:text-properties officeooo:rsid="0011e535"/>
    </style:style>
    <style:style style:name="T9" style:family="text">
      <style:text-properties officeooo:rsid="00137529"/>
    </style:style>
    <style:style style:name="T10" style:family="text">
      <style:text-properties officeooo:rsid="0014706a"/>
    </style:style>
    <style:style style:name="T11" style:family="text">
      <style:text-properties officeooo:rsid="00164b45"/>
    </style:style>
    <style:style style:name="T12" style:family="text">
      <style:text-properties officeooo:rsid="00184b39"/>
    </style:style>
    <style:style style:name="T13" style:family="text">
      <style:text-properties style:text-underline-style="none"/>
    </style:style>
    <style:style style:name="T14" style:family="text">
      <style:text-properties officeooo:rsid="0018c4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BBDD PROYECTO MÓDULO 1</text:h>
      <text:p text:style-name="P1"><text:span text:style-name="T1"/></text:p>
      <text:p text:style-name="P2">Dbo.Usuarios:</text:p>
      <text:p text:style-name="P9">- IDUsuarios<text:tab/><text:span text:style-name="T9">INT PK IDENTITY (1,1) <text:s text:c="2"/>NOT NULL</text:span></text:p>
      <text:p text:style-name="P10">- Nombre<text:tab/><text:tab/><text:span text:style-name="T9">VARCHAR (25) <text:s/>NOT NULL</text:span></text:p>
      <text:p text:style-name="P10">- Apellidos<text:tab/><text:tab/><text:span text:style-name="T9">VARCHAR (50) <text:s/>NOT NULL</text:span></text:p>
      <text:p text:style-name="P10">- DNI-NIE<text:tab/><text:tab/><text:span text:style-name="T9">VARCHAR(9) <text:s/>NOT NULL</text:span></text:p>
      <text:p text:style-name="P10">- FechaNacimiento<text:tab/><text:span text:style-name="T9">DATE <text:s/>NOT NULL</text:span></text:p>
      <text:p text:style-name="P10">- Domicilio<text:tab/><text:tab/><text:span text:style-name="T10">VARCHAR (200) <text:s/>NOT NULL</text:span></text:p>
      <text:p text:style-name="P10">- C.P.<text:tab/><text:tab/><text:tab/><text:span text:style-name="T10">VARCHAR (5) <text:s/>NOT NULL</text:span></text:p>
      <text:p text:style-name="P10">- Municipio<text:tab/><text:tab/><text:span text:style-name="T10">VARCHAR(50) <text:s/>NOT NULL</text:span><text:line-break/>- <text:span text:style-name="T9">ID</text:span>Nacionalidad<text:tab/><text:span text:style-name="T10">TINYINT FK <text:s/>NOT NULL</text:span></text:p>
      <text:p text:style-name="P11">- PuntosAcumulados<text:tab/><text:span text:style-name="T10">SMALLMONEY <text:s/>NULL</text:span></text:p>
      <text:p text:style-name="P12">- PuntosGastados<text:tab/><text:tab/><text:span text:style-name="T10">SMALLMONEY <text:s/>NULL</text:span></text:p>
      <text:p text:style-name="P12">- <text:span text:style-name="T12">FechaRegistro<text:tab/><text:tab/>DATE NOT NULL</text:span></text:p>
      <text:p text:style-name="P12">- <text:span text:style-name="T14">Activo<text:tab/><text:tab/><text:tab/>BIT NOT NULL</text:span></text:p>
      <text:p text:style-name="P7"><text:span text:style-name="T4">C</text:span><text:span text:style-name="T2">ONSTRAINT UNIQUE IDUsuario y DNI-NIE</text:span></text:p>
      <text:p text:style-name="P8"/>
      <text:p text:style-name="P2">dbo.UsuariosConductores:</text:p>
      <text:p text:style-name="P3"><text:span text:style-name="T2">- IDUsuarioConductor<text:tab/></text:span><text:span text:style-name="T4">INT PK IDENTITY (1,1) <text:s text:c="2"/>NOT NULL</text:span></text:p>
      <text:p text:style-name="P10">- Nombre<text:tab/><text:tab/><text:span text:style-name="T9">VARCHAR (25) <text:s/>NOT NULL</text:span></text:p>
      <text:p text:style-name="P10">- Apellidos<text:tab/><text:tab/><text:span text:style-name="T9">VARCHAR (50) <text:s/>NOT NULL</text:span></text:p>
      <text:p text:style-name="P10">- DNI-NIE<text:tab/><text:tab/><text:span text:style-name="T9">VARCHAR(9) <text:s/>NOT NULL</text:span></text:p>
      <text:p text:style-name="P10">- FechaNacimiento<text:tab/><text:span text:style-name="T9">DATE <text:s/>NOT NULL</text:span></text:p>
      <text:p text:style-name="P10">- Domicilio<text:tab/><text:tab/><text:span text:style-name="T10">VARCHAR (200) <text:s/>NOT NULL</text:span></text:p>
      <text:p text:style-name="P10">- C.P.<text:tab/><text:tab/><text:tab/><text:span text:style-name="T10">VARCHAR (5) <text:s/>NOT NULL</text:span></text:p>
      <text:p text:style-name="P10"><text:soft-page-break/>- Municipio<text:tab/><text:tab/><text:span text:style-name="T10">VARCHAR(50) <text:s/>NOT NULL</text:span><text:line-break/>- <text:span text:style-name="T9">ID</text:span>Nacionalidad<text:tab/><text:span text:style-name="T10">TINYINT FK <text:s/>NOT NULL</text:span><text:line-break/>- PermisoConducir<text:tab/><text:tab/><text:span text:style-name="T10">BIT <text:s/>NOT NULL</text:span></text:p>
      <text:p text:style-name="P10">- <text:span text:style-name="T8">PuntosAcumulados<text:tab/>SMALLMONEY <text:s/>NULL</text:span></text:p>
      <text:p text:style-name="P10">- <text:span text:style-name="T8">PuntosGastados<text:tab/><text:tab/>SMALLMONEY <text:s/>NULL</text:span></text:p>
      <text:p text:style-name="P10">- <text:span text:style-name="T8">SaldoAcumulado€<text:tab/>SMALLMONEY <text:s/>NULL</text:span></text:p>
      <text:p text:style-name="P10">- <text:span text:style-name="T8">SaldoGastado€<text:tab/>SMALLMONEY <text:s/>NULL</text:span></text:p>
      <text:p text:style-name="P13">- <text:span text:style-name="T12">FechaRegistro<text:tab/><text:tab/>DATE NOT NULL</text:span></text:p>
      <text:p text:style-name="P7"><text:span text:style-name="T4">C</text:span><text:span text:style-name="T2">ONSTRAINT UNIQUE IDUsuarioConductor y DNI-NIE</text:span></text:p>
      <text:p text:style-name="P8"/>
      <text:p text:style-name="P6">dbo.Nacionalidades</text:p>
      <text:p text:style-name="P15">- IDNacionalidad<text:tab/><text:tab/> <text:span text:style-name="T10">TINYINT IDENTITY (1,) PK <text:s/>NOT NULL</text:span></text:p>
      <text:p text:style-name="P14">- País<text:tab/><text:tab/><text:tab/><text:tab/><text:span text:style-name="T11">VARCHAR <text:s/>(50) NOT NULL</text:span></text:p>
      <text:p text:style-name="P16">- EU<text:tab/><text:tab/><text:tab/><text:tab/><text:span text:style-name="T11">BIT NOT NULL</text:span></text:p>
      <text:p text:style-name="P8"/>
      <text:p text:style-name="P2">dbo.Vehiculos:</text:p>
      <text:p text:style-name="P4"><text:span text:style-name="T2">- IDVehiculo <text:tab/><text:tab/></text:span><text:span text:style-name="T4">INT PK IDENTITY (1,1) <text:s text:c="2"/>NOT NULL</text:span></text:p>
      <text:p text:style-name="P4"><text:span text:style-name="T2">- Matrícula<text:tab/><text:tab/><text:tab/></text:span><text:span text:style-name="T5">VARCHAR (7)<text:tab/></text:span><text:span text:style-name="T4">NOT NULL</text:span></text:p>
      <text:p text:style-name="P4"><text:span text:style-name="T2">- Marca<text:tab/><text:tab/><text:tab/></text:span><text:span text:style-name="T5">VARCHAR (15)<text:tab/></text:span><text:span text:style-name="T4">NOT NULL</text:span></text:p>
      <text:p text:style-name="P4"><text:span text:style-name="T2">- Modelo<text:tab/><text:tab/><text:tab/></text:span><text:span text:style-name="T5">VARCHAR (20)<text:tab/></text:span><text:span text:style-name="T4">NOT NULL</text:span></text:p>
      <text:p text:style-name="P4"><text:span text:style-name="T2">- Color<text:tab/><text:tab/><text:tab/></text:span><text:span text:style-name="T5">VARCHAR (10)<text:tab/></text:span><text:span text:style-name="T4">NOT NULL</text:span></text:p>
      <text:p text:style-name="P7"><text:span text:style-name="T4">- </text:span><text:span text:style-name="T7">UserDriverID <text:tab/><text:tab/>INT NOT NULL</text:span></text:p>
      <text:p text:style-name="P7"><text:span text:style-name="T4">C</text:span><text:span text:style-name="T2">ONSTRAINT UNIQUE IDVehiculo <text:s/>Matricula </text:span><text:span text:style-name="T7">y UserDriverID</text:span></text:p>
      <text:p text:style-name="P18"><text:span text:style-name="T4"/></text:p>
      <text:p text:style-name="P2">dbo.Trayectos:</text:p>
      <text:p text:style-name="P4"><text:span text:style-name="T2">- IDTrayecto<text:tab/><text:tab/></text:span><text:span text:style-name="T4">INT PK IDENTITY (1,1) <text:s text:c="2"/>NOT NULL</text:span></text:p>
      <text:p text:style-name="P4"><text:span text:style-name="T2">- IDUsuario<text:tab/><text:tab/><text:tab/></text:span><text:span text:style-name="T4">INT </text:span><text:span text:style-name="T5">FK</text:span><text:span text:style-name="T4"> <text:s text:c="2"/>NOT NULL</text:span></text:p>
      <text:p text:style-name="P4"><text:span text:style-name="T2">- IDUsuarioConductor<text:tab/></text:span><text:span text:style-name="T4">INT </text:span><text:span text:style-name="T5">FK</text:span><text:span text:style-name="T4"> <text:s text:c="2"/>NOT NULL</text:span></text:p>
      <text:p text:style-name="P5"><text:soft-page-break/><text:span text:style-name="T2">- </text:span><text:span text:style-name="T3">ComienzoCoordenadas<text:tab/></text:span><text:span text:style-name="T5">VARCHAR(</text:span><text:span text:style-name="T6">21)<text:tab/></text:span><text:span text:style-name="T4">NOT NULL</text:span><text:span text:style-name="T6"><text:tab/></text:span></text:p>
      <text:p text:style-name="P5"><text:span text:style-name="T2">- </text:span><text:span text:style-name="T3">FinCoordenadas<text:tab/><text:tab/></text:span><text:span text:style-name="T5">VARCHAR(</text:span><text:span text:style-name="T6">21)<text:tab/></text:span><text:span text:style-name="T4">NOT NULL</text:span></text:p>
      <text:p text:style-name="P5"><text:span text:style-name="T2">- </text:span><text:span text:style-name="T3">Distancia<text:tab/><text:tab/><text:tab/></text:span><text:span text:style-name="T5">VARCHAR(</text:span><text:span text:style-name="T6">3)<text:tab/></text:span><text:span text:style-name="T4">NOT NULL</text:span></text:p>
      <text:p text:style-name="P5"><text:span text:style-name="T3">- ComienzoHora<text:tab/><text:tab/></text:span><text:span text:style-name="T6">DATE <text:tab/></text:span><text:span text:style-name="T4">NOT NULL</text:span></text:p>
      <text:p text:style-name="P5"><text:span text:style-name="T3">- FinHora<text:tab/><text:tab/><text:tab/></text:span><text:span text:style-name="T6">DATE <text:tab/></text:span><text:span text:style-name="T4">NOT NULL</text:span></text:p>
      <text:p text:style-name="P2"><text:span text:style-name="T3">- Tiempo<text:tab/><text:tab/><text:tab/></text:span><text:span text:style-name="T6">TIME <text:tab/>NOT NULL</text:span></text:p>
      <text:p text:style-name="P5"><text:span text:style-name="T3">- PuntosGenerados<text:tab/><text:tab/>SMALLMONEY <text:s/>NULL</text:span></text:p>
      <text:p text:style-name="P5"><text:span text:style-name="T3">- SaldoGenerado€<text:tab/><text:tab/>SMALLMONEY <text:s/>NULL</text:span></text:p>
      <text:p text:style-name="P7"><text:span text:style-name="T4">C</text:span><text:span text:style-name="T2">ONSTRAINT UNIQUE IDTrayecto, IDUsuario e IDUsuarioConductor.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0:24:12.122000000</meta:creation-date>
    <dc:date>2018-04-02T19:19:49.098000000</dc:date>
    <meta:editing-duration>PT2H3M21S</meta:editing-duration>
    <meta:editing-cycles>4</meta:editing-cycles>
    <meta:generator>LibreOffice/5.4.2.2$Windows_X86_64 LibreOffice_project/22b09f6418e8c2d508a9eaf86b2399209b0990f4</meta:generator>
    <meta:document-statistic meta:table-count="0" meta:image-count="0" meta:object-count="0" meta:page-count="3" meta:paragraph-count="55" meta:word-count="295" meta:character-count="1945" meta:non-whitespace-character-count="1607"/>
  </office:meta>
</office:document-meta>
</file>